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134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quentialSearchResults" table:style-name="ta1">
        <table:shapes>
          <draw:frame draw:z-index="0" draw:style-name="gr1" draw:text-style-name="P1" svg:width="6.2988in" svg:height="3.5429in" svg:x="1.4575in" svg:y="0.0394in">
            <draw:object draw:notify-on-update-of-ranges="sequentialSearchResults.A1:sequentialSearchResults.A5 sequentialSearchResults.B1:sequentialSearchResults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7000" calcext:value-type="float">
            <text:p>14700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58000" calcext:value-type="float">
            <text:p>35800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380000" calcext:value-type="float">
            <text:p>7380000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71100000" calcext:value-type="float">
            <text:p>711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2-05T15:27:49.503000000</dc:date>
    <meta:editing-duration>PT7M50S</meta:editing-duration>
    <meta:editing-cycles>1</meta:editing-cycles>
    <meta:document-statistic meta:table-count="1" meta:cell-count="10" meta:object-count="1"/>
    <meta:generator>LibreOffice/7.2.5.2$Windows_X86_64 LibreOffice_project/499f9727c189e6ef3471021d6132d4c694f357e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77cm" svg:y="3.946cm" style:legend-expansion="high" chart:style-name="ch2"/>
        <chart:plot-area chart:style-name="ch3" table:cell-range-address="sequentialSearchResults.A1:sequentialSearchResults.B5" svg:x="1.321cm" svg:y="0.18cm" svg:width="10.136cm" svg:height="7.669cm">
          <chart:coordinate-region svg:x="3.096cm" svg:y="0.18cm" svg:width="8.218cm" svg:height="5.854cm"/>
          <chart:axis chart:dimension="x" chart:name="primary-x" chart:style-name="ch4">
            <chart:title svg:x="4.49cm" svg:y="8.029cm" chart:style-name="ch5">
              <text:p>N (number of ELEMENTS)</text:p>
            </chart:title>
          </chart:axis>
          <chart:axis chart:dimension="y" chart:name="primary-y" chart:style-name="ch6">
            <chart:title svg:x="0.451cm" svg:y="7.172cm" chart:style-name="ch7">
              <text:p>execution time for SEQUENTIAL search (ns)</text:p>
            </chart:title>
            <chart:grid chart:style-name="ch8" chart:class="major"/>
          </chart:axis>
          <chart:series chart:style-name="ch9" chart:values-cell-range-address="sequentialSearchResults.B1:sequentialSearchResults.B5" chart:class="chart:scatter">
            <chart:domain table:cell-range-address="sequentialSearchResults.A1:sequentialSearchResults.A5"/>
            <chart:regression-curve chart:style-name="ch10">
              <chart:equation chart:display-equation="true" chart:display-r-square="true" svg:x="7.877cm" svg:y="2.314cm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equentialSearchResults.A1:sequentialSearchResults.A5</svg:desc>
                </draw:g>
              </table:table-cell>
              <table:table-cell office:value-type="float" office:value="2200">
                <text:p>2200</text:p>
                <draw:g>
                  <svg:desc>sequentialSearchResults.B1:sequentialSearchResults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47000">
                <text:p>147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58000">
                <text:p>358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7380000">
                <text:p>738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71100000">
                <text:p>711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